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Heading_20_1">
      <style:text-properties officeooo:paragraph-rsid="001beb55"/>
    </style:style>
    <style:style style:name="P8" style:family="paragraph" style:parent-style-name="Heading_20_1">
      <style:text-properties officeooo:rsid="001dc64d" officeooo:paragraph-rsid="001dc64d"/>
    </style:style>
    <style:style style:name="P9" style:family="paragraph" style:parent-style-name="Standard" style:list-style-name="L1"/>
    <style:style style:name="P10" style:family="paragraph" style:parent-style-name="Standard" style:list-style-name="L1">
      <style:text-properties style:text-line-through-style="solid" style:text-line-through-type="single"/>
    </style:style>
    <style:style style:name="P11" style:family="paragraph" style:parent-style-name="Standard" style:list-style-name="L1">
      <style:text-properties officeooo:rsid="001f4f63" officeooo:paragraph-rsid="001f4f63"/>
    </style:style>
    <style:style style:name="P12" style:family="paragraph" style:parent-style-name="Standard">
      <style:text-properties officeooo:rsid="001f4f63" officeooo:paragraph-rsid="001f4f63"/>
    </style:style>
    <style:style style:name="P13" style:family="paragraph" style:parent-style-name="Standard">
      <style:text-properties officeooo:rsid="00205d55" officeooo:paragraph-rsid="00205d55"/>
    </style:style>
    <style:style style:name="P14" style:family="paragraph" style:parent-style-name="Standard">
      <style:text-properties officeooo:rsid="0020a0eb" officeooo:paragraph-rsid="0020a0eb"/>
    </style:style>
    <style:style style:name="P15" style:family="paragraph" style:parent-style-name="Standard">
      <style:text-properties officeooo:rsid="00224c75" officeooo:paragraph-rsid="00224c75"/>
    </style:style>
    <style:style style:name="P16" style:family="paragraph" style:parent-style-name="Standard">
      <style:text-properties officeooo:rsid="0023bdc5" officeooo:paragraph-rsid="0023bdc5"/>
    </style:style>
    <style:style style:name="P17" style:family="paragraph" style:parent-style-name="Standard">
      <style:text-properties officeooo:rsid="0026553b" officeooo:paragraph-rsid="0026553b"/>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de breakdown</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7" text:outline-level="1">Simulation records</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Initial plans</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Brief outline</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comapre mainly whether both universes are the same, rather than analysing how they differ.</text:p>
      <text:p text:style-name="Standard"/>
      <text:h text:style-name="P8" text:outline-level="1"><text:soft-page-break/>Evodons</text:h>
      <text:p text:style-name="P2"><text:s/><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Standard"><text:s/><text:span text:style-name="T1">Also need to account for references to rows and row breaks.</text:span></text:p>
      <text:p text:style-name="Standard"><text:s/></text:p>
      <text:p text:style-name="Standard"><text:s/><text:span text:style-name="T1">Now that I think of it, this issue is somewhat similar to how assembly code works in 8 bits. Or is it 8 words (16 bits </text:span>each)?</text:p>
      <text:p text:style-name="Standard"><text:s/></text:p>
      <text:p text:style-name="Standard"><text:s/><text:span text:style-name="T1">KFORTH only has one data type: a 64-bit signed integer. That is, 1 bit is used for the sign. Quite onerous to represent </text:span>this in DNA, as 32 bp would be required.</text:p>
      <text:p text:style-name="Standard"><text:s/></text:p>
      <text:p text:style-name="Standard"><text:s/><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Standard"><text:s/><text:span text:style-name="T1">Another option: Focus on representing decimals? </text:span></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20220817</text:h>
      <text:p text:style-name="Standard">To do:</text:p>
      <text:list xml:id="list2763000661" text:style-name="L1">
        <text:list-item>
          <text:p text:style-name="P10">Organise notes.</text:p>
        </text:list-item>
        <text:list-item>
          <text:p text:style-name="P10">Tidy code and package code.</text:p>
        </text:list-item>
        <text:list-item>
          <text:p text:style-name="P10">Try 2-char/1-char compression of genome (excluding numbers and accounting for row.)</text:p>
        </text:list-item>
        <text:list-item>
          <text:p text:style-name="P10">See if splitting string into list of ints and maybe substrings helps (Compression of 4x expected? 8-bit char to 4-bit digit?)</text:p>
        </text:list-item>
        <text:list-item>
          <text:p text:style-name="P9">Regular dumping of strain genome.</text:p>
        </text:list-item>
        <text:list-item>
          <text:p text:style-name="P11">Phylogenetics</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then ? I have a feeling it shouldn’t be too hard actually, just use the current time as a seed for an RNG and involve that in the progenitor’s genome somehow.</text:p>
      <text:p text:style-name="P16">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17">Another collision that didn’t pop up before: NUM-CELLS. It only appeared when I began to use the book_of_life. <text:span text:style-name="T3">And now Org3086 is giving issues this time by having the ID disappear? The odd thing is that it share the same first line as Org2831 which precedes it. So my hunch is that this identical line is causing the ORGANISM line to be missed out for Org3086.</text:span></text:p>
      <text:h text:style-name="Heading_20_2" text:outline-level="2"><text:soft-page-break/>Char compression</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15">Further potential for compression: Choosing which vital stats to focus on. Firstly, remove the ‘ORGANISM’ label. Then, remove irrelevant tags.</text:p>
      <text:p text:style-name="P15">What is OFLAG? Well, it’s not FLAG_RADIOACTIVE or FLAG_SEXONLY because those are separate conditions.</text:p>
      <text:p text:style-name="P15">C:\Users\Julio Hong\Documents\LioHong\Evolve-kforth-lio\evolve4src\src\evolve_simulator\evolve_simulator.h says that it represents various organism flags.</text:p>
      <text:h text:style-name="Heading_20_2" text:outline-level="2">Regular dumping</text:h>
      <text:p text:style-name="P5">For now, set the threshold at 10000. However, if the number of organisms in the universe exceeds that number, that might become a problem. Or delay the dumping until the timestep is complete.</text:p>
      <text:h text:style-name="Heading_20_2" text:outline-level="2">Phylogenetics</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h text:style-name="Heading_20_2" text:outline-level="2">Performance</text:h>
      <text:p text:style-name="P5">How far can the console simulation go?</text:p>
      <text:p text:style-name="P6">The GUI simulation lags noticeably at higher timesteps, likely due to ever-increasing memory usage as the population incre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2-08-18T00:00:48.319000000</dc:date>
    <meta:editing-duration>PT6H37S</meta:editing-duration>
    <meta:editing-cycles>6</meta:editing-cycles>
    <meta:generator>LibreOffice/6.1.6.3$Windows_X86_64 LibreOffice_project/5896ab1714085361c45cf540f76f60673dd96a72</meta:generator>
    <meta:document-statistic meta:table-count="0" meta:image-count="0" meta:object-count="0" meta:page-count="7" meta:paragraph-count="221" meta:word-count="2642" meta:character-count="16010" meta:non-whitespace-character-count="13279"/>
  </office:meta>
</office:document-meta>
</file>